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9000003A3991C706E97012864.png" manifest:media-type="image/png"/>
  <manifest:file-entry manifest:full-path="Pictures/10000000000004B1000003A7D89F40687E038706.png" manifest:media-type="image/png"/>
  <manifest:file-entry manifest:full-path="Pictures/10000000000004FE000003A4184576270BF01BBD.png" manifest:media-type="image/png"/>
  <manifest:file-entry manifest:full-path="Pictures/1000000000000364000002A8E30CFDA731132887.png" manifest:media-type="image/png"/>
  <manifest:file-entry manifest:full-path="Pictures/10000000000002B900000239DBD3383E0FF99B4F.png" manifest:media-type="image/png"/>
  <manifest:file-entry manifest:full-path="Pictures/10000000000002D20000017A54D1610AFF1EBA2C.png" manifest:media-type="image/png"/>
  <manifest:file-entry manifest:full-path="Pictures/10000000000004AC000003475E8B65615E3DA82B.png" manifest:media-type="image/png"/>
  <manifest:file-entry manifest:full-path="Pictures/10000000000002B500000238D892E5721F22C7F3.png" manifest:media-type="image/png"/>
  <manifest:file-entry manifest:full-path="Pictures/10000000000002C200000231D37276FDD1C82664.png" manifest:media-type="image/png"/>
  <manifest:file-entry manifest:full-path="Pictures/1000000000000335000002D03683D46BAEF31695.png" manifest:media-type="image/png"/>
  <manifest:file-entry manifest:full-path="Pictures/100000000000035D0000027780DA573090C18DCB.png" manifest:media-type="image/png"/>
  <manifest:file-entry manifest:full-path="Pictures/10000000000004EF00000348D09AFB32FD9F0AEC.png" manifest:media-type="image/png"/>
  <manifest:file-entry manifest:full-path="Pictures/1000000000000345000002F26EEFEB499C56C45C.png" manifest:media-type="image/png"/>
  <manifest:file-entry manifest:full-path="Pictures/10000000000002AA00000233F293155916CE7F73.png" manifest:media-type="image/png"/>
  <manifest:file-entry manifest:full-path="Pictures/1000000000000363000002EFA38591994544DB42.png" manifest:media-type="image/png"/>
  <manifest:file-entry manifest:full-path="Pictures/10000000000002AB00000236D08F9EB2ACC30159.png" manifest:media-type="image/png"/>
  <manifest:file-entry manifest:full-path="Pictures/10000000000004F30000034A9D577E6BDD6665C8.png" manifest:media-type="image/png"/>
  <manifest:file-entry manifest:full-path="Pictures/10000000000002BE0000023896AF6D0E4DEB71A0.png" manifest:media-type="image/png"/>
  <manifest:file-entry manifest:full-path="Pictures/1000000000000354000002E8F4F4968C2EC5A98B.png" manifest:media-type="image/png"/>
  <manifest:file-entry manifest:full-path="Pictures/1000000000000345000002F259C1AFB3D34023EE.png" manifest:media-type="image/png"/>
  <manifest:file-entry manifest:full-path="Pictures/1000000000000336000002EA4E143EF7C58CA205.png" manifest:media-type="image/png"/>
  <manifest:file-entry manifest:full-path="Pictures/1000000000000363000002AEE6AEBE0F7A10E4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4.4516in" draw:z-index="0"><draw:image xlink:href="Pictures/10000000000004EF00000348D09AFB32FD9F0AEC.png" xlink:type="simple" xlink:show="embed" xlink:actuate="onLoad" loext:mime-type="image/png"/></draw:frame><draw:frame draw:style-name="fr2" draw:name="Image2" text:anchor-type="paragraph" svg:x="0.1457in" svg:y="5.3291in" svg:width="6.6929in" svg:height="4.6945in" draw:z-index="1"><draw:image xlink:href="Pictures/10000000000004AC000003475E8B65615E3DA8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052in" svg:y="-0.5602in" svg:width="6.6929in" svg:height="5.5465in" draw:z-index="2"><draw:image xlink:href="Pictures/10000000000002AB00000236D08F9EB2ACC30159.png" xlink:type="simple" xlink:show="embed" xlink:actuate="onLoad" loext:mime-type="image/png"/></draw:frame><text:soft-page-break/></text:p>
      <text:p text:style-name="Standard"><draw:frame draw:style-name="fr2" draw:name="Image4" text:anchor-type="paragraph" svg:x="0.052in" svg:y="0.3437in" svg:width="6.6929in" svg:height="5.5252in" draw:z-index="3"><draw:image xlink:href="Pictures/10000000000002AA00000233F293155916CE7F73.png" xlink:type="simple" xlink:show="embed" xlink:actuate="onLoad" loext:mime-type="image/png"/></draw:frame></text:p>
      <text:p text:style-name="Standard"><draw:frame draw:style-name="fr2" draw:name="Image5" text:anchor-type="paragraph" svg:x="0in" svg:y="-0.6563in" svg:width="6.6929in" svg:height="5.4854in" draw:z-index="4"><draw:image xlink:href="Pictures/10000000000002B500000238D892E5721F22C7F3.png" xlink:type="simple" xlink:show="embed" xlink:actuate="onLoad" loext:mime-type="image/png"/></draw:frame><draw:frame draw:style-name="fr2" draw:name="Image6" text:anchor-type="paragraph" svg:x="-0.0311in" svg:y="5.0563in" svg:width="6.6929in" svg:height="5.4626in" draw:z-index="5"><draw:image xlink:href="Pictures/10000000000002B900000239DBD3383E0FF99B4F.png" xlink:type="simple" xlink:show="embed" xlink:actuate="onLoad" loext:mime-type="image/png"/></draw:frame><text:soft-page-break/></text:p>
      <text:p text:style-name="Standard"><draw:frame draw:style-name="fr2" draw:name="Image7" text:anchor-type="paragraph" svg:x="-0.052in" svg:y="-0.4272in" svg:width="6.6929in" svg:height="5.3181in" draw:z-index="6"><draw:image xlink:href="Pictures/10000000000002C200000231D37276FDD1C82664.png" xlink:type="simple" xlink:show="embed" xlink:actuate="onLoad" loext:mime-type="image/png"/></draw:frame><text:soft-page-break/></text:p>
      <text:p text:style-name="Standard"><draw:frame draw:style-name="fr2" draw:name="Image8" text:anchor-type="paragraph" svg:x="0in" svg:y="0.4898in" svg:width="6.6929in" svg:height="5.4154in" draw:z-index="7"><draw:image xlink:href="Pictures/10000000000002BE0000023896AF6D0E4DEB71A0.png" xlink:type="simple" xlink:show="embed" xlink:actuate="onLoad" loext:mime-type="image/png"/></draw:frame></text:p>
      <text:p text:style-name="Standard"><draw:frame draw:style-name="fr1" draw:name="Image9" text:anchor-type="paragraph" svg:width="6.6929in" svg:height="4.448in" draw:z-index="8"><draw:image xlink:href="Pictures/10000000000004F30000034A9D577E6BDD6665C8.png" xlink:type="simple" xlink:show="embed" xlink:actuate="onLoad" loext:mime-type="image/png"/></draw:frame></text:p>
      <text:p text:style-name="Standard"><draw:frame draw:style-name="fr2" draw:name="Image10" text:anchor-type="paragraph" svg:x="0in" svg:y="0.698in" svg:width="6.6929in" svg:height="4.9047in" draw:z-index="9"><draw:image xlink:href="Pictures/100000000000035D0000027780DA573090C18DCB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11" text:anchor-type="paragraph" svg:x="0in" svg:y="-0.6898in" svg:width="6.6929in" svg:height="5.7972in" draw:z-index="10"><draw:image xlink:href="Pictures/1000000000000363000002EFA38591994544DB42.png" xlink:type="simple" xlink:show="embed" xlink:actuate="onLoad" loext:mime-type="image/png"/></draw:frame><draw:frame draw:style-name="fr2" draw:name="Image12" text:anchor-type="paragraph" svg:x="0.1772in" svg:y="5.2827in" svg:width="6.2425in" svg:height="5.6228in" draw:z-index="11"><draw:image xlink:href="Pictures/1000000000000345000002F26EEFEB499C56C45C.png" xlink:type="simple" xlink:show="embed" xlink:actuate="onLoad" loext:mime-type="image/png"/></draw:frame><text:soft-page-break/></text:p>
      <text:p text:style-name="Standard"><draw:frame draw:style-name="fr2" draw:name="Image13" text:anchor-type="paragraph" svg:x="0.1665in" svg:y="-0.6457in" svg:width="6.6929in" svg:height="5.8445in" draw:z-index="12"><draw:image xlink:href="Pictures/1000000000000354000002E8F4F4968C2EC5A98B.png" xlink:type="simple" xlink:show="embed" xlink:actuate="onLoad" loext:mime-type="image/png"/></draw:frame><draw:frame draw:style-name="fr2" draw:name="Image14" text:anchor-type="paragraph" svg:x="0.3854in" svg:y="5.2862in" svg:width="6.1807in" svg:height="5.5673in" draw:z-index="13"><draw:image xlink:href="Pictures/1000000000000345000002F259C1AFB3D34023EE.png" xlink:type="simple" xlink:show="embed" xlink:actuate="onLoad" loext:mime-type="image/png"/></draw:frame><text:soft-page-break/></text:p>
      <text:p text:style-name="Standard"><draw:frame draw:style-name="fr2" draw:name="Image15" text:anchor-type="paragraph" svg:x="0.1874in" svg:y="-0.6772in" svg:width="6.6929in" svg:height="6.0736in" draw:z-index="14"><draw:image xlink:href="Pictures/1000000000000336000002EA4E143EF7C58CA205.png" xlink:type="simple" xlink:show="embed" xlink:actuate="onLoad" loext:mime-type="image/png"/></draw:frame><draw:frame draw:style-name="fr2" draw:name="Image16" text:anchor-type="paragraph" svg:x="0.0937in" svg:y="5.4791in" svg:width="6.6929in" svg:height="5.2957in" draw:z-index="15"><draw:image xlink:href="Pictures/1000000000000363000002AEE6AEBE0F7A10E498.png" xlink:type="simple" xlink:show="embed" xlink:actuate="onLoad" loext:mime-type="image/png"/></draw:frame><text:soft-page-break/></text:p>
      <text:p text:style-name="Standard"><draw:frame draw:style-name="fr2" draw:name="Image17" text:anchor-type="paragraph" svg:x="0in" svg:y="-0.7083in" svg:width="6.6929in" svg:height="5.2429in" draw:z-index="16"><draw:image xlink:href="Pictures/1000000000000364000002A8E30CFDA731132887.png" xlink:type="simple" xlink:show="embed" xlink:actuate="onLoad" loext:mime-type="image/png"/></draw:frame><draw:frame draw:style-name="fr2" draw:name="Image18" text:anchor-type="paragraph" svg:x="0.0417in" svg:y="4.7236in" svg:width="6.6929in" svg:height="5.8693in" draw:z-index="17"><draw:image xlink:href="Pictures/1000000000000335000002D03683D46BAEF31695.png" xlink:type="simple" xlink:show="embed" xlink:actuate="onLoad" loext:mime-type="image/png"/></draw:frame><text:soft-page-break/></text:p>
      <text:p text:style-name="Standard"><draw:frame draw:style-name="fr2" draw:name="Image19" text:anchor-type="paragraph" svg:x="0.0835in" svg:y="0.3165in" svg:width="6.6929in" svg:height="3.5035in" draw:z-index="18"><draw:image xlink:href="Pictures/10000000000002D20000017A54D1610AFF1EBA2C.png" xlink:type="simple" xlink:show="embed" xlink:actuate="onLoad" loext:mime-type="image/png"/></draw:frame><text:soft-page-break/></text:p>
      <text:p text:style-name="Standard"/>
      <text:p text:style-name="Standard"><draw:frame draw:style-name="fr2" draw:name="Image20" text:anchor-type="paragraph" svg:x="0.1043in" svg:y="0.8957in" svg:width="6.6929in" svg:height="4.8807in" draw:z-index="19"><draw:image xlink:href="Pictures/10000000000004FE000003A4184576270BF01B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1" text:anchor-type="paragraph" svg:x="0in" svg:y="-0.2917in" svg:width="6.6929in" svg:height="5.2102in" draw:z-index="20"><draw:image xlink:href="Pictures/10000000000004B1000003A7D89F40687E038706.png" xlink:type="simple" xlink:show="embed" xlink:actuate="onLoad" loext:mime-type="image/png"/></draw:frame><draw:frame draw:style-name="fr2" draw:name="Image22" text:anchor-type="paragraph" svg:x="0.0311in" svg:y="5.3646in" svg:width="6.6929in" svg:height="4.8945in" draw:z-index="21"><draw:image xlink:href="Pictures/10000000000004F9000003A3991C706E9701286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21:42.401601612</meta:creation-date>
    <dc:date>2019-03-11T00:08:03.961304711</dc:date>
    <meta:editing-duration>PT52M3S</meta:editing-duration>
    <meta:editing-cycles>2</meta:editing-cycles>
    <meta:generator>LibreOffice/6.1.4.2$Linux_X86_64 LibreOffice_project/10$Build-2</meta:generator>
    <meta:document-statistic meta:table-count="0" meta:image-count="22" meta:object-count="0" meta:page-count="11" meta:paragraph-count="0" meta:word-count="0" meta:character-count="0" meta:non-whitespace-character-count="0"/>
  </office:meta>
</office:document-meta>
</file>